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31564d" officeooo:paragraph-rsid="0031564d" fo:background-color="transparent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3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52bddc" officeooo:paragraph-rsid="0052bddc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6846ac" officeooo:paragraph-rsid="006846ac" fo:background-color="transparent"/>
    </style:style>
    <style:style style:name="P5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7f36c6" fo:background-color="transparent"/>
    </style:style>
    <style:style style:name="P6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200"/>
    </style:style>
    <style:style style:name="P7" style:family="paragraph" style:parent-style-name="Standard">
      <style:paragraph-properties style:line-height-at-least="0.198in"/>
      <style:text-properties fo:color="#000000" style:font-name="Droid Sans Mono" fo:font-size="12.5pt" fo:font-weight="normal" fo:background-color="transparent"/>
    </style:style>
    <style:style style:name="P8" style:family="paragraph" style:parent-style-name="Standard">
      <style:paragraph-properties style:line-height-at-least="0.198in"/>
      <style:text-properties fo:color="#000000" officeooo:rsid="0031564d" fo:background-color="transparent"/>
    </style:style>
    <style:style style:name="P9" style:family="paragraph" style:parent-style-name="Standard">
      <style:paragraph-properties style:line-height-at-least="0.198in"/>
      <style:text-properties fo:color="#000000" fo:background-color="transparent"/>
    </style:style>
    <style:style style:name="P10" style:family="paragraph" style:parent-style-name="Standard">
      <style:text-properties fo:color="#000000" officeooo:rsid="0044fca7" officeooo:paragraph-rsid="0044fca7" fo:background-color="transparent"/>
    </style:style>
    <style:style style:name="P11" style:family="paragraph" style:parent-style-name="Standard">
      <style:paragraph-properties style:line-height-at-least="0.198in"/>
      <style:text-properties fo:color="#000000" fo:background-color="#fff200"/>
    </style:style>
    <style:style style:name="P1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198in"/>
      <style:text-properties fo:color="#d4d4d4" fo:background-color="#1e1e1e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text-properties officeooo:paragraph-rsid="0042cfdd"/>
    </style:style>
    <style:style style:name="P16" style:family="paragraph" style:parent-style-name="Standard">
      <style:text-properties officeooo:paragraph-rsid="00444ae8"/>
    </style:style>
    <style:style style:name="P17" style:family="paragraph" style:parent-style-name="Standard">
      <style:text-properties officeooo:paragraph-rsid="00473c83"/>
    </style:style>
    <style:style style:name="P1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1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officeooo:rsid="007f36c6" fo:background-color="transparent"/>
    </style:style>
    <style:style style:name="P20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21" style:family="paragraph" style:parent-style-name="Standard">
      <style:text-properties officeooo:paragraph-rsid="005a9a62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5a9a62"/>
    </style:style>
    <style:style style:name="P24" style:family="paragraph" style:parent-style-name="Text_20_body">
      <style:paragraph-properties fo:text-align="start" style:justify-single-word="false"/>
      <style:text-properties officeooo:paragraph-rsid="0009fe59"/>
    </style:style>
    <style:style style:name="P25" style:family="paragraph" style:parent-style-name="Text_20_body">
      <style:text-properties officeooo:rsid="0007bc96" officeooo:paragraph-rsid="0007bc96"/>
    </style:style>
    <style:style style:name="P26" style:family="paragraph" style:parent-style-name="Text_20_body">
      <style:paragraph-properties fo:text-align="start" style:justify-single-word="false"/>
      <style:text-properties officeooo:rsid="0007fc99" officeooo:paragraph-rsid="0008a1af"/>
    </style:style>
    <style:style style:name="P27" style:family="paragraph" style:parent-style-name="Text_20_body">
      <style:paragraph-properties fo:text-align="start" style:justify-single-word="false"/>
      <style:text-properties officeooo:rsid="0007fc99" officeooo:paragraph-rsid="0008fa5f"/>
    </style:style>
    <style:style style:name="P28" style:family="paragraph" style:parent-style-name="Text_20_body">
      <style:paragraph-properties fo:text-align="start" style:justify-single-word="false"/>
      <style:text-properties officeooo:rsid="0007fc99" officeooo:paragraph-rsid="001fc826"/>
    </style:style>
    <style:style style:name="P29" style:family="paragraph" style:parent-style-name="Text_20_body">
      <style:text-properties officeooo:paragraph-rsid="001432ea"/>
    </style:style>
    <style:style style:name="P30" style:family="paragraph" style:parent-style-name="Text_20_body">
      <style:text-properties officeooo:paragraph-rsid="00213010"/>
    </style:style>
    <style:style style:name="P31" style:family="paragraph" style:parent-style-name="Text_20_body">
      <style:text-properties officeooo:rsid="002bbba5" officeooo:paragraph-rsid="002bbba5"/>
    </style:style>
    <style:style style:name="P32" style:family="paragraph" style:parent-style-name="Text_20_body">
      <style:paragraph-properties fo:text-align="start" style:justify-single-word="false"/>
      <style:text-properties officeooo:rsid="0031564d" officeooo:paragraph-rsid="0031564d"/>
    </style:style>
    <style:style style:name="P33" style:family="paragraph" style:parent-style-name="Text_20_body">
      <style:paragraph-properties fo:text-align="start" style:justify-single-word="false"/>
      <style:text-properties officeooo:rsid="0031564d" officeooo:paragraph-rsid="003a92fc"/>
    </style:style>
    <style:style style:name="P34" style:family="paragraph" style:parent-style-name="Text_20_body">
      <style:text-properties officeooo:paragraph-rsid="0042cfdd"/>
    </style:style>
    <style:style style:name="P35" style:family="paragraph" style:parent-style-name="Text_20_body">
      <style:text-properties officeooo:paragraph-rsid="00444ae8"/>
    </style:style>
    <style:style style:name="P36" style:family="paragraph" style:parent-style-name="Text_20_body">
      <style:text-properties officeooo:rsid="0044fca7" officeooo:paragraph-rsid="0044fca7"/>
    </style:style>
    <style:style style:name="P37" style:family="paragraph" style:parent-style-name="Text_20_body">
      <style:paragraph-properties fo:text-align="start" style:justify-single-word="false"/>
      <style:text-properties officeooo:rsid="0052bddc" officeooo:paragraph-rsid="0052bddc"/>
    </style:style>
    <style:style style:name="P38" style:family="paragraph" style:parent-style-name="Text_20_body">
      <style:text-properties officeooo:paragraph-rsid="005a9a62"/>
    </style:style>
    <style:style style:name="P39" style:family="paragraph" style:parent-style-name="Text_20_body">
      <style:text-properties officeooo:paragraph-rsid="005f11dd"/>
    </style:style>
    <style:style style:name="P40" style:family="paragraph" style:parent-style-name="Text_20_body">
      <style:text-properties officeooo:paragraph-rsid="006f3bfc"/>
    </style:style>
    <style:style style:name="P41" style:family="paragraph" style:parent-style-name="Text_20_body">
      <style:text-properties officeooo:paragraph-rsid="0072078d"/>
    </style:style>
    <style:style style:name="P42" style:family="paragraph" style:parent-style-name="Text_20_body">
      <style:text-properties officeooo:paragraph-rsid="0073cd9b"/>
    </style:style>
    <style:style style:name="P43" style:family="paragraph" style:parent-style-name="Text_20_body">
      <style:text-properties officeooo:paragraph-rsid="007a2d62"/>
    </style:style>
    <style:style style:name="P44" style:family="paragraph" style:parent-style-name="Preformatted_20_Text">
      <style:text-properties officeooo:paragraph-rsid="001c1e35"/>
    </style:style>
    <style:style style:name="P45" style:family="paragraph" style:parent-style-name="Preformatted_20_Text">
      <style:text-properties officeooo:paragraph-rsid="00213010"/>
    </style:style>
    <style:style style:name="P46" style:family="paragraph" style:parent-style-name="Preformatted_20_Text">
      <style:text-properties officeooo:rsid="0007bc96" officeooo:paragraph-rsid="0007bc96"/>
    </style:style>
    <style:style style:name="P47" style:family="paragraph" style:parent-style-name="Preformatted_20_Text">
      <style:text-properties officeooo:paragraph-rsid="0007bc96"/>
    </style:style>
    <style:style style:name="P48" style:family="paragraph" style:parent-style-name="Preformatted_20_Text">
      <style:text-properties officeooo:rsid="002bbba5" officeooo:paragraph-rsid="002bbba5"/>
    </style:style>
    <style:style style:name="P49" style:family="paragraph" style:parent-style-name="Preformatted_20_Text">
      <style:text-properties officeooo:paragraph-rsid="0052bddc"/>
    </style:style>
    <style:style style:name="P50" style:family="paragraph" style:parent-style-name="Preformatted_20_Text">
      <style:paragraph-properties style:line-height-at-least="0.198in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Preformatted_20_Text">
      <style:paragraph-properties fo:margin-left="0in" fo:margin-right="0.3937in" fo:text-indent="0in" style:auto-text-indent="false"/>
      <style:text-properties officeooo:paragraph-rsid="002bbba5"/>
    </style:style>
    <style:style style:name="P53" style:family="paragraph" style:parent-style-name="Quotations">
      <style:paragraph-properties fo:margin-left="0in" fo:margin-right="0.3937in" fo:text-indent="0in" style:auto-text-indent="false"/>
    </style:style>
    <style:style style:name="P54" style:family="paragraph" style:parent-style-name="Quotations">
      <style:paragraph-properties fo:margin-left="0in" fo:margin-right="0.3937in" fo:text-indent="0in" style:auto-text-indent="false"/>
      <style:text-properties officeooo:paragraph-rsid="001fc826"/>
    </style:style>
    <style:style style:name="P55" style:family="paragraph" style:parent-style-name="Quotations">
      <style:paragraph-properties fo:margin-left="0in" fo:margin-right="0.3937in" fo:text-indent="0in" style:auto-text-indent="false"/>
      <style:text-properties officeooo:paragraph-rsid="00235e13"/>
    </style:style>
    <style:style style:name="P56" style:family="paragraph" style:parent-style-name="Quotations">
      <style:paragraph-properties fo:margin-left="0in" fo:margin-right="0.3937in" fo:text-indent="0in" style:auto-text-indent="false"/>
      <style:text-properties officeooo:paragraph-rsid="002b04ea"/>
    </style:style>
    <style:style style:name="P57" style:family="paragraph" style:parent-style-name="Quotations">
      <style:paragraph-properties fo:margin-left="0in" fo:margin-right="0.3937in" fo:text-indent="0in" style:auto-text-indent="false"/>
      <style:text-properties officeooo:paragraph-rsid="002cccc8"/>
    </style:style>
    <style:style style:name="P58" style:family="paragraph" style:parent-style-name="Standard">
      <style:paragraph-properties fo:margin-top="0.1366in" fo:margin-bottom="0.1228in" loext:contextual-spacing="false"/>
    </style:style>
    <style:style style:name="P59" style:family="paragraph" style:parent-style-name="Text_20_body">
      <style:paragraph-properties fo:margin-top="0.1366in" fo:margin-bottom="0.1228in" loext:contextual-spacing="false"/>
    </style:style>
    <style:style style:name="P60" style:family="paragraph" style:parent-style-name="Heading_20_2">
      <style:paragraph-properties fo:text-align="center" style:justify-single-word="false"/>
    </style:style>
    <style:style style:name="P61" style:family="paragraph" style:parent-style-name="Heading_20_2">
      <style:paragraph-properties fo:text-align="center" style:justify-single-word="false"/>
      <style:text-properties officeooo:paragraph-rsid="005a1a71"/>
    </style:style>
    <style:style style:name="P62" style:family="paragraph" style:parent-style-name="Heading_20_1">
      <style:paragraph-properties fo:text-align="center" style:justify-single-word="false"/>
    </style:style>
    <style:style style:name="P63" style:family="paragraph" style:parent-style-name="Heading_20_3">
      <style:text-properties officeooo:paragraph-rsid="005a9a62"/>
    </style:style>
    <style:style style:name="P64" style:family="paragraph" style:parent-style-name="Heading_20_3">
      <style:text-properties fo:color="#000000" fo:background-color="transparent"/>
    </style:style>
    <style:style style:name="P65" style:family="paragraph" style:parent-style-name="Heading_20_3">
      <style:paragraph-properties fo:margin-top="0.1366in" fo:margin-bottom="0.1228in" loext:contextual-spacing="false"/>
    </style:style>
    <style:style style:name="P66" style:family="paragraph" style:parent-style-name="Preformatted_20_Text">
      <style:text-properties officeooo:paragraph-rsid="00213010"/>
    </style:style>
    <style:style style:name="T1" style:family="text">
      <style:text-properties officeooo:rsid="0017ad7b"/>
    </style:style>
    <style:style style:name="T2" style:family="text">
      <style:text-properties officeooo:rsid="001c1e35"/>
    </style:style>
    <style:style style:name="T3" style:family="text">
      <style:text-properties officeooo:rsid="001fc826"/>
    </style:style>
    <style:style style:name="T4" style:family="text">
      <style:text-properties officeooo:rsid="00213010"/>
    </style:style>
    <style:style style:name="T5" style:family="text">
      <style:text-properties officeooo:rsid="0028989d"/>
    </style:style>
    <style:style style:name="T6" style:family="text">
      <style:text-properties officeooo:rsid="002b04ea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style:font-name="Droid Sans Mono" fo:font-size="10.5pt" fo:font-weight="normal" fo:background-color="#fff200" loext:char-shading-value="0"/>
    </style:style>
    <style:style style:name="T9" style:family="text">
      <style:text-properties style:font-name="Droid Sans Mono" fo:font-size="10.5pt" fo:font-weight="normal" officeooo:rsid="007f36c6"/>
    </style:style>
    <style:style style:name="T10" style:family="text">
      <style:text-properties style:font-name="Droid Sans Mono" fo:font-size="12.5pt" officeooo:rsid="007f36c6" style:font-size-asian="14.1000003814697pt" style:font-size-complex="14.1000003814697pt"/>
    </style:style>
    <style:style style:name="T11" style:family="text">
      <style:text-properties style:font-name="Droid Sans Mono" fo:font-size="12.5pt" officeooo:rsid="0080ce0b" style:font-size-asian="14.1000003814697pt" style:font-size-complex="14.1000003814697pt"/>
    </style:style>
    <style:style style:name="T12" style:family="text">
      <style:text-properties fo:font-size="10.5pt" fo:font-weight="normal"/>
    </style:style>
    <style:style style:name="T13" style:family="text">
      <style:text-properties fo:font-size="10.5pt" fo:font-weight="normal" fo:background-color="#fff200" loext:char-shading-value="0"/>
    </style:style>
    <style:style style:name="T14" style:family="text">
      <style:text-properties fo:color="#000000" fo:background-color="transparent" loext:char-shading-value="0"/>
    </style:style>
    <style:style style:name="T15" style:family="text">
      <style:text-properties fo:color="#000000" officeooo:rsid="003d828f" fo:background-color="transparent" loext:char-shading-value="0"/>
    </style:style>
    <style:style style:name="T16" style:family="text">
      <style:text-properties fo:color="#000000" style:font-name="Droid Sans Mono" fo:font-size="10.5pt" fo:font-weight="normal" fo:background-color="transparent" loext:char-shading-value="0"/>
    </style:style>
    <style:style style:name="T17" style:family="text">
      <style:text-properties fo:color="#000000" style:font-name="Droid Sans Mono" fo:font-size="10.5pt" fo:font-weight="normal" fo:background-color="#fff200" loext:char-shading-value="0"/>
    </style:style>
    <style:style style:name="T18" style:family="text">
      <style:text-properties fo:color="#000000" style:font-name="Droid Sans Mono" fo:font-size="12.5pt" officeooo:rsid="0080ce0b" fo:background-color="transparent" loext:char-shading-value="0" style:font-size-asian="14.1000003814697pt" style:font-size-complex="14.1000003814697pt"/>
    </style:style>
    <style:style style:name="T19" style:family="text">
      <style:text-properties fo:color="#000000" style:font-name="Droid Sans Mono" fo:font-size="12.5pt" officeooo:rsid="00893046" fo:background-color="transparent" loext:char-shading-value="0" style:font-size-asian="14.1000003814697pt" style:font-size-complex="14.1000003814697pt"/>
    </style:style>
    <style:style style:name="T20" style:family="text">
      <style:text-properties fo:color="#000000" fo:font-size="10.5pt" fo:font-weight="normal" fo:background-color="transparent" loext:char-shading-value="0"/>
    </style:style>
    <style:style style:name="T21" style:family="text">
      <style:text-properties fo:color="#000000" fo:font-size="10.5pt" fo:font-weight="normal" officeooo:rsid="0080ce0b" fo:background-color="transparent" loext:char-shading-value="0" style:font-size-asian="14.1000003814697pt" style:font-size-complex="14.1000003814697pt"/>
    </style:style>
    <style:style style:name="T22" style:family="text">
      <style:text-properties fo:color="#000000" fo:font-size="10.5pt" fo:font-weight="normal" officeooo:rsid="00893046" fo:background-color="transparent" loext:char-shading-value="0" style:font-size-asian="14.1000003814697pt" style:font-size-complex="14.1000003814697pt"/>
    </style:style>
    <style:style style:name="T23" style:family="text">
      <style:text-properties fo:color="#000000" fo:font-size="10.5pt" fo:font-weight="normal" officeooo:rsid="008af159" fo:background-color="transparent" loext:char-shading-value="0" style:font-size-asian="14.1000003814697pt" style:font-size-complex="14.1000003814697pt"/>
    </style:style>
    <style:style style:name="T24" style:family="text">
      <style:text-properties fo:color="#000000" fo:font-size="12.5pt" officeooo:rsid="00893046" fo:background-color="transparent" loext:char-shading-value="0" style:font-size-asian="14.1000003814697pt" style:font-size-complex="14.1000003814697pt"/>
    </style:style>
    <style:style style:name="T25" style:family="text">
      <style:text-properties fo:color="#000000" fo:font-size="12.5pt" officeooo:rsid="008af159" fo:background-color="transparent" loext:char-shading-value="0" style:font-size-asian="14.1000003814697pt" style:font-size-complex="14.1000003814697pt"/>
    </style:style>
    <style:style style:name="T26" style:family="text">
      <style:text-properties fo:background-color="#fff200" loext:char-shading-value="0"/>
    </style:style>
    <style:style style:name="T27" style:family="text">
      <style:text-properties officeooo:rsid="0034a842"/>
    </style:style>
    <style:style style:name="T28" style:family="text">
      <style:text-properties officeooo:rsid="0036a321"/>
    </style:style>
    <style:style style:name="T29" style:family="text">
      <style:text-properties officeooo:rsid="003f43e5"/>
    </style:style>
    <style:style style:name="T30" style:family="text">
      <style:text-properties officeooo:rsid="003ff3ac"/>
    </style:style>
    <style:style style:name="T31" style:family="text">
      <style:text-properties officeooo:rsid="0042cfdd"/>
    </style:style>
    <style:style style:name="T32" style:family="text">
      <style:text-properties officeooo:rsid="0044fca7"/>
    </style:style>
    <style:style style:name="T33" style:family="text">
      <style:text-properties fo:font-size="12pt" style:font-size-asian="10pt" style:font-size-complex="10pt"/>
    </style:style>
    <style:style style:name="T34" style:family="text">
      <style:text-properties fo:font-size="12pt" officeooo:rsid="00456df8" style:font-size-asian="10pt" style:font-size-complex="10pt"/>
    </style:style>
    <style:style style:name="T35" style:family="text">
      <style:text-properties fo:font-size="12pt" fo:font-style="normal" style:font-size-asian="10pt" style:font-style-asian="normal" style:font-size-complex="10pt" style:font-style-complex="normal"/>
    </style:style>
    <style:style style:name="T36" style:family="text">
      <style:text-properties fo:font-size="12pt" fo:font-style="normal" officeooo:rsid="00444ae8" style:font-size-asian="10pt" style:font-style-asian="normal" style:font-size-complex="10pt" style:font-style-complex="normal"/>
    </style:style>
    <style:style style:name="T37" style:family="text">
      <style:text-properties officeooo:rsid="004a0e4e"/>
    </style:style>
    <style:style style:name="T38" style:family="text">
      <style:text-properties officeooo:rsid="004de35d"/>
    </style:style>
    <style:style style:name="T39" style:family="text">
      <style:text-properties officeooo:rsid="004f8c18"/>
    </style:style>
    <style:style style:name="T40" style:family="text">
      <style:text-properties officeooo:rsid="0052bddc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use-window-font-color="true" fo:background-color="transparent" loext:char-shading-value="0"/>
    </style:style>
    <style:style style:name="T43" style:family="text">
      <style:text-properties style:use-window-font-color="true" fo:font-size="10.5pt" fo:font-weight="normal" fo:background-color="transparent" loext:char-shading-value="0"/>
    </style:style>
    <style:style style:name="T44" style:family="text">
      <style:text-properties officeooo:rsid="005a1a71"/>
    </style:style>
    <style:style style:name="T45" style:family="text">
      <style:text-properties officeooo:rsid="005a9a62"/>
    </style:style>
    <style:style style:name="T46" style:family="text">
      <style:text-properties officeooo:rsid="0060d09b"/>
    </style:style>
    <style:style style:name="T47" style:family="text">
      <style:text-properties officeooo:rsid="0063aac1"/>
    </style:style>
    <style:style style:name="T48" style:family="text">
      <style:text-properties officeooo:rsid="00670780"/>
    </style:style>
    <style:style style:name="T49" style:family="text">
      <style:text-properties officeooo:rsid="006f3bfc"/>
    </style:style>
    <style:style style:name="T50" style:family="text">
      <style:text-properties officeooo:rsid="00711768"/>
    </style:style>
    <style:style style:name="T51" style:family="text">
      <style:text-properties officeooo:rsid="0072078d"/>
    </style:style>
    <style:style style:name="T52" style:family="text">
      <style:text-properties officeooo:rsid="0073cd9b"/>
    </style:style>
    <style:style style:name="T53" style:family="text">
      <style:text-properties officeooo:rsid="00763469"/>
    </style:style>
    <style:style style:name="T54" style:family="text">
      <style:text-properties officeooo:rsid="0078037a"/>
    </style:style>
    <style:style style:name="T55" style:family="text">
      <style:text-properties officeooo:rsid="007a2d62"/>
    </style:style>
    <style:style style:name="T56" style:family="text">
      <style:text-properties officeooo:rsid="007d3323"/>
    </style:style>
    <style:style style:name="T57" style:family="text">
      <style:text-properties officeooo:rsid="008557a8"/>
    </style:style>
    <style:style style:name="T58" style:family="text">
      <style:text-properties officeooo:rsid="008ebe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Workshop – Django step by step</text:h>
      <text:p text:style-name="P22"/>
      <text:h text:style-name="P60" text:outline-level="2">Installation</text:h>
      <text:h text:style-name="Heading_20_3" text:outline-level="3">1. créer dossier</text:h>
      <text:h text:style-name="Heading_20_3" text:outline-level="3">2. Installer un environnement virtuel </text:h>
      <text:p text:style-name="Text_20_body"/>
      <text:p text:style-name="P26"><text:span text:style-name="Source_20_Text">python3 -m venv venv</text:span></text:p>
      <text:p text:style-name="Standard"><text:span text:style-name="Emphasis">-m ===&gt; Runs library module module as a script</text:span></text:p>
      <text:h text:style-name="Heading_20_3" text:outline-level="3">3. Activer l’environnement virtuel</text:h>
      <text:p text:style-name="Text_20_body"/>
      <text:p text:style-name="P27"><text:span text:style-name="Source_20_Text">$ source venv/bin/activate</text:span></text:p>
      <text:p text:style-name="P27"><text:span text:style-name="Source_20_Text"/></text:p>
      <text:h text:style-name="Heading_20_3" text:outline-level="3"><text:span text:style-name="Source_20_Text">4. Installer Django </text:span></text:h>
      <text:p text:style-name="P24"><text:span text:style-name="Source_20_Text"/></text:p>
      <text:p text:style-name="P24"><text:span text:style-name="Source_20_Text">pip install django</text:span></text:p>
      <text:p text:style-name="P24"><text:span text:style-name="Source_20_Text"/></text:p>
      <text:h text:style-name="Heading_20_3" text:outline-level="3"><text:span text:style-name="Source_20_Text">5. Commencer un projet </text:span></text:h>
      <text:p text:style-name="Text_20_body"><text:span text:style-name="Source_20_Text"/></text:p>
      <text:p text:style-name="Text_20_body"><text:span text:style-name="Source_20_Text">$ django-admin startproject instaClone</text:span></text:p>
      <text:p text:style-name="Text_20_body"><text:span text:style-name="Source_20_Text"/></text:p>
      <text:h text:style-name="Heading_20_3" text:outline-level="3"><text:span text:style-name="Source_20_Text">6. lancer le serveur (dans le dossier « instaClone »)</text:span></text:h>
      <text:p text:style-name="Text_20_body"><text:span text:style-name="Source_20_Text"/></text:p>
      <text:p text:style-name="Text_20_body"><text:span text:style-name="Source_20_Text">$ ./manage.py runserver</text:span></text:p>
      <text:p text:style-name="P29"><text:span text:style-name="Source_20_Text"/></text:p>
      <text:h text:style-name="Heading_20_3" text:outline-level="3"><text:span text:style-name="Source_20_Text">7. Installer PostgresQl</text:span></text:h>
      <text:p text:style-name="Text_20_body"><text:span text:style-name="Source_20_Text"/></text:p>
      <text:p text:style-name="P53"><text:span text:style-name="Source_20_Text">$ sudo apt-get install postgresql postgresql-client</text:span></text:p>
      <text:p text:style-name="P52"><text:span text:style-name="Emphasis"><text:span text:style-name="T1">⇒ installe PostgresQl, crée une base de donnée et un utilisateur (sauf ubuntu)</text:span></text:span></text:p>
      <text:p text:style-name="P52"><text:span text:style-name="Emphasis"/></text:p>
      <text:p text:style-name="P56"><text:soft-page-break/><text:span text:style-name="Source_20_Text"><text:span text:style-name="T6">=&gt; ubuntu :</text:span></text:span></text:p>
      <text:p text:style-name="P53"><text:span text:style-name="Source_20_Text">$ <text:s/>sudo apt-get install postgresql postgresql-contrib</text:span></text:p>
      <text:p text:style-name="P44"><text:span text:style-name="Emphasis"><text:span text:style-name="T2">si ubuntu : </text:span></text:span></text:p>
      <text:p text:style-name="P44"><text:span text:style-name="Emphasis"/></text:p>
      <text:p text:style-name="P44"><text:a xlink:type="simple" xlink:href="https://help.ubuntu.com/community/PostgreSQL" text:style-name="Internet_20_link" text:visited-style-name="Visited_20_Internet_20_Link"><text:span text:style-name="Emphasis">https://help.ubuntu.com/community/PostgreSQL</text:span></text:a></text:p>
      <text:p text:style-name="P44"><text:span text:style-name="Emphasis"/></text:p>
      <text:p text:style-name="P44"><text:span text:style-name="Source_20_Text"/></text:p>
      <text:h text:style-name="Heading_20_3" text:outline-level="3"><text:span text:style-name="Source_20_Text">8. Créér une base de donnée pour l’utilisateur actuel</text:span></text:h>
      <text:p text:style-name="Text_20_body"><text:span text:style-name="Source_20_Text"/></text:p>
      <text:p text:style-name="P30"><text:span text:style-name="Strong_20_Emphasis"><text:span text:style-name="T4">=&gt; ubuntu (doit d’abord créer superuser):</text:span></text:span></text:p>
      <text:p text:style-name="P30"><text:span text:style-name="Source_20_Text"/></text:p>
      <text:p text:style-name="P55"><text:span text:style-name="Source_20_Text"><text:span text:style-name="T3">$ </text:span></text:span><text:span text:style-name="Source_20_Text">sudo -u postgres psql </text:span></text:p>
      <text:p text:style-name="P45"><text:span text:style-name="Source_20_Text">\password postgres</text:span></text:p>
      <text:p text:style-name="P45"><text:span text:style-name="Source_20_Text"/></text:p>
      <text:p text:style-name="P45"><text:span text:style-name="Source_20_Text">sudo -u postgres createdb </text:span><text:span text:style-name="Source_20_Text"><text:span text:style-name="T58">awesome_db</text:span></text:span></text:p>
      <text:p text:style-name="P30"><text:span text:style-name="Source_20_Text"/></text:p>
      <text:p text:style-name="P53"><text:span text:style-name="Strong_20_Emphasis">⇒ autre :</text:span><text:span text:style-name="Source_20_Text"> </text:span></text:p>
      <text:p text:style-name="P53"><text:span text:style-name="Source_20_Text">$ createdb awesome_db</text:span></text:p>
      <text:p text:style-name="P53"><text:span text:style-name="Source_20_Text"/></text:p>
      <text:h text:style-name="Heading_20_3" text:outline-level="3"><text:span text:style-name="Source_20_Text">9. Accéder à la commande Postgresql</text:span></text:h>
      <text:p text:style-name="Text_20_body"><text:span text:style-name="Source_20_Text"/></text:p>
      <text:p text:style-name="P54"><text:span text:style-name="Strong_20_Emphasis"><text:span text:style-name="T3">=&gt; ubuntu :</text:span></text:span><text:span text:style-name="Emphasis"><text:span text:style-name="T3"> </text:span></text:span></text:p>
      <text:p text:style-name="P57"><text:span text:style-name="Source_20_Text"><text:span text:style-name="T3">$ sudo -u postgres psql</text:span></text:span></text:p>
      <text:p text:style-name="P28"><text:span text:style-name="Strong_20_Emphasis"><text:span text:style-name="T3">=&gt; autre :</text:span></text:span><text:span text:style-name="Source_20_Text"><text:span text:style-name="T3"> </text:span></text:span></text:p>
      <text:p text:style-name="P28"><text:span text:style-name="Source_20_Text"><text:span text:style-name="T3">$ psql</text:span></text:span></text:p>
      <text:p text:style-name="P28"><text:span text:style-name="Source_20_Text"/></text:p>
      <text:h text:style-name="Heading_20_3" text:outline-level="3"><text:span text:style-name="Source_20_Text">10. Créer un nouvel utilisateur et lui donner accès à la nouvelle base de données</text:span></text:h>
      <text:p text:style-name="P27"><text:span text:style-name="Source_20_Text"/></text:p>
      <text:p text:style-name="P27"><text:span text:style-name="Source_20_Text">postgres=# CREATE USER awesome_user WITH PASSWORD 'awesome_password';</text:span></text:p>
      <text:p text:style-name="P27"><text:span text:style-name="Source_20_Text">CREATE ROLE</text:span></text:p>
      <text:p text:style-name="P27"><text:span text:style-name="Source_20_Text">postgres=# GRANT ALL ON DATABASE awesome_db TO awesome_user;</text:span></text:p>
      <text:p text:style-name="P27"><text:span text:style-name="Source_20_Text">GRANT</text:span></text:p>
      <text:p text:style-name="P27"><text:soft-page-break/><text:span text:style-name="Source_20_Text"/></text:p>
      <text:p text:style-name="P27"><text:span text:style-name="Source_20_Text"/></text:p>
      <text:h text:style-name="Heading_20_3" text:outline-level="3"><text:span text:style-name="Source_20_Text">11. Installer l’adaptateur Django-PostgresQL</text:span></text:h>
      <text:p text:style-name="Text_20_body"><text:span text:style-name="Source_20_Text"/></text:p>
      <text:p text:style-name="Text_20_body"><text:span text:style-name="Source_20_Text">pip install --upgrade setuptools</text:span></text:p>
      <text:p text:style-name="P47"><text:span text:style-name="Source_20_Text"><text:span text:style-name="T5">$ </text:span></text:span><text:span text:style-name="Source_20_Text">pip install psycopg2-binary</text:span></text:p>
      <text:p text:style-name="P46"><text:span text:style-name="Source_20_Text"/></text:p>
      <text:p text:style-name="P25"/>
      <text:h text:style-name="Heading_20_3" text:outline-level="3">12. Editer les données de la DB dans settings.py</text:h>
      <text:p text:style-name="P31"/>
      <text:p text:style-name="P48"><text:span text:style-name="Source_20_Text">DATABASES = {</text:span></text:p>
      <text:p text:style-name="Preformatted_20_Text"><text:span text:style-name="Source_20_Text"><text:s text:c="4"/>'default': {</text:span></text:p>
      <text:p text:style-name="Preformatted_20_Text"><text:span text:style-name="Source_20_Text"><text:s text:c="8"/>'ENGINE': 'django.db.backends.postgresql_psycopg2',</text:span></text:p>
      <text:p text:style-name="Preformatted_20_Text"><text:span text:style-name="Source_20_Text"><text:s text:c="8"/>'NAME': 'awesome_db',</text:span></text:p>
      <text:p text:style-name="Preformatted_20_Text"><text:span text:style-name="Source_20_Text"><text:s text:c="8"/>'USER': 'awesome_user',</text:span></text:p>
      <text:p text:style-name="Preformatted_20_Text"><text:span text:style-name="Source_20_Text"><text:s text:c="8"/>'PASSWORD': 'awesome_password',</text:span></text:p>
      <text:p text:style-name="Preformatted_20_Text"><text:span text:style-name="Source_20_Text"><text:s text:c="8"/>'HOST': 'localhost',</text:span></text:p>
      <text:p text:style-name="Preformatted_20_Text"><text:span text:style-name="Source_20_Text"><text:s text:c="8"/>'PORT': '',</text:span></text:p>
      <text:p text:style-name="Preformatted_20_Text"><text:span text:style-name="Source_20_Text"><text:s text:c="4"/>}</text:span></text:p>
      <text:p text:style-name="P51"><text:span text:style-name="Source_20_Text">}</text:span></text:p>
      <text:p text:style-name="P51"><text:span text:style-name="Source_20_Text"/></text:p>
      <text:p text:style-name="P51"><text:span text:style-name="Source_20_Text"/></text:p>
      <text:h text:style-name="Heading_20_3" text:outline-level="3"><text:span text:style-name="Source_20_Text">13. SETUP PostgreSQL</text:span></text:h>
      <text:p text:style-name="P31"><text:a xlink:type="simple" xlink:href="https://help.ubuntu.com/community/PostgreSQL" text:style-name="Internet_20_link" text:visited-style-name="Visited_20_Internet_20_Link">https://help.ubuntu.com/community/PostgreSQL</text:a></text:p>
      <text:p text:style-name="P31"/>
      <text:p text:style-name="P31"/>
      <text:h text:style-name="P60" text:outline-level="2">Créer une application dans le projet</text:h>
      <text:p text:style-name="P22"/>
      <text:h text:style-name="Heading_20_3" text:outline-level="3">1. Créer l’application : </text:h>
      <text:p text:style-name="P31"><text:span text:style-name="Source_20_Text">./</text:span><text:span text:style-name="Source_20_Text"><text:span text:style-name="T32">manage.py startapp gallery</text:span></text:span></text:p>
      <text:p text:style-name="P31"/>
      <text:p text:style-name="P36">2. L’indiquer dans les settings.py :</text:p>
      <text:p text:style-name="P10"/>
      <text:p text:style-name="P2">INSTALLED_APPS = [</text:p>
      <text:p text:style-name="P9">    <text:span text:style-name="T7">'django.contrib.admin',</text:span></text:p>
      <text:p text:style-name="P9">    <text:span text:style-name="T7">'django.contrib.auth',</text:span></text:p>
      <text:p text:style-name="P9">    <text:span text:style-name="T7">'django.contrib.contenttypes',</text:span></text:p>
      <text:p text:style-name="P9"><text:soft-page-break/>    <text:span text:style-name="T7">'django.contrib.sessions',</text:span></text:p>
      <text:p text:style-name="P9">    <text:span text:style-name="T7">'django.contrib.messages',</text:span></text:p>
      <text:p text:style-name="P9">    <text:span text:style-name="T7">'django.contrib.staticfiles',</text:span></text:p>
      <text:p text:style-name="P11">    <text:span text:style-name="T7">'gallery', </text:span></text:p>
      <text:p text:style-name="P2">]</text:p>
      <text:h text:style-name="P60" text:outline-level="2">Cr<text:span text:style-name="T28">é</text:span>ation de pages</text:h>
      <text:p text:style-name="P22"/>
      <text:h text:style-name="Heading_20_3" text:outline-level="3">1. Créér un répertoire template au même niveau que le dossier du projet.</text:h>
      <text:p text:style-name="P32"/>
      <text:p text:style-name="P32">- <text:span text:style-name="T27">y ajouter des sous-dossiers.</text:span></text:p>
      <text:p text:style-name="P32">- <text:span text:style-name="T28">y ajouter des fichiers.</text:span></text:p>
      <text:p text:style-name="P32">- <text:span text:style-name="T28">exemple : templates/pages/index.html</text:span></text:p>
      <text:p text:style-name="P32"/>
      <text:h text:style-name="Heading_20_3" text:outline-level="3">2. Ajoutez la route des templates dans settings.py :</text:h>
      <text:p text:style-name="P32"/>
      <text:p text:style-name="P1"><text:span text:style-name="Source_20_Text">TEMPLATES = [</text:span></text:p>
      <text:p text:style-name="P8"><text:span text:style-name="Source_20_Text">    </text:span><text:span text:style-name="Source_20_Text"><text:span text:style-name="T12">{</text:span></text:span></text:p>
      <text:p text:style-name="P8"><text:span text:style-name="Source_20_Text">        </text:span><text:span text:style-name="Source_20_Text"><text:span text:style-name="T12">'BACKEND': 'django.template.backends.django.DjangoTemplates',</text:span></text:span></text:p>
      <text:p text:style-name="P8"><text:span text:style-name="Source_20_Text">       </text:span><text:span text:style-name="Source_20_Text"><text:span text:style-name="T26"> </text:span></text:span><text:span text:style-name="Source_20_Text"><text:span text:style-name="T13">'DIRS': [os.path.join(BASE_DIR, 'templates')],</text:span></text:span></text:p>
      <text:p text:style-name="P8"><text:span text:style-name="Source_20_Text">        </text:span><text:span text:style-name="Source_20_Text"><text:span text:style-name="T12">'APP_DIRS': True,</text:span></text:span></text:p>
      <text:p text:style-name="P8"><text:span text:style-name="Source_20_Text">        </text:span><text:span text:style-name="Source_20_Text"><text:span text:style-name="T12">'OPTIONS': {</text:span></text:span></text:p>
      <text:p text:style-name="P32"><text:span text:style-name="Source_20_Text"><text:span text:style-name="T14"/></text:span></text:p>
      <text:p text:style-name="P33"><text:span text:style-name="Source_20_Text"><text:span text:style-name="T15"/></text:span></text:p>
      <text:h text:style-name="Heading_20_3" text:outline-level="3"><text:span text:style-name="Source_20_Text">3. </text:span><text:span text:style-name="Source_20_Text"><text:span text:style-name="T30">views.py (dans dossier du projet - instaClone):</text:span></text:span></text:h>
      <text:p text:style-name="Text_20_body"><text:span text:style-name="Source_20_Text"/></text:p>
      <text:p text:style-name="Preformatted_20_Text"><text:span text:style-name="Source_20_Text">- </text:span><text:span text:style-name="Source_20_Text"><text:span text:style-name="T29">importer la methode render</text:span></text:span></text:p>
      <text:p text:style-name="Preformatted_20_Text"><text:span text:style-name="Source_20_Text">- </text:span><text:span text:style-name="Source_20_Text"><text:span text:style-name="T29">créer une fonction qui retourne le bon fichier du dossier template</text:span></text:span></text:p>
      <text:p text:style-name="Preformatted_20_Text"><text:span text:style-name="Source_20_Text"/></text:p>
      <text:p text:style-name="Preformatted_20_Text"><text:span text:style-name="Source_20_Text"/></text:p>
      <text:p text:style-name="Standard"><text:span text:style-name="Source_20_Text"><text:span text:style-name="T20">from django.shortcuts import render</text:span></text:span></text:p>
      <text:p text:style-name="P9"><text:span text:style-name="Source_20_Text"/></text:p>
      <text:p text:style-name="P2"><text:span text:style-name="Source_20_Text">def home(request):</text:span></text:p>
      <text:p text:style-name="P9"><text:span text:style-name="Source_20_Text">    </text:span><text:span text:style-name="Source_20_Text"><text:span text:style-name="T12">return render(request, 'pages/index.html')</text:span></text:span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oft-page-break/><text:span text:style-name="Source_20_Text"/></text:p>
      <text:p text:style-name="Text_20_body"><text:span text:style-name="Source_20_Text"/></text:p>
      <text:h text:style-name="Heading_20_3" text:outline-level="3"><text:span text:style-name="Source_20_Text">4. urls.py :</text:span></text:h>
      <text:p text:style-name="Preformatted_20_Text"><text:span text:style-name="Source_20_Text">- </text:span><text:span text:style-name="Source_20_Text"><text:span text:style-name="T31">importer views.py du dossier dans lequel on se trouve :</text:span></text:span></text:p>
      <text:p text:style-name="Preformatted_20_Text"><text:span text:style-name="Source_20_Text">- </text:span><text:span text:style-name="Source_20_Text"><text:span text:style-name="T31">ajouter le « path » (chemin, fonction, nom pour liens)</text:span></text:span></text:p>
      <text:p text:style-name="P15"><text:span text:style-name="Source_20_Text"/></text:p>
      <text:p text:style-name="P12"><text:span text:style-name="Source_20_Text"><text:span text:style-name="T14">from . import views </text:span></text:span></text:p>
      <text:p text:style-name="P14"><text:span text:style-name="Source_20_Text"><text:span text:style-name="T14"/></text:span></text:p>
      <text:p text:style-name="P12"><text:span text:style-name="Source_20_Text"><text:span text:style-name="T14">urlpatterns = [</text:span></text:span></text:p>
      <text:p text:style-name="P13"><text:span text:style-name="Source_20_Text"><text:span text:style-name="T14">    </text:span></text:span><text:span text:style-name="Source_20_Text"><text:span text:style-name="T20">path('admin/', admin.site.urls),</text:span></text:span></text:p>
      <text:p text:style-name="P13"><text:span text:style-name="Source_20_Text"><text:span text:style-name="T14">    </text:span></text:span><text:span text:style-name="Source_20_Text"><text:span text:style-name="T20">path('', views.home, name="home"),</text:span></text:span></text:p>
      <text:p text:style-name="P12"/>
      <text:p text:style-name="P34"><text:span text:style-name="Source_20_Text"/></text:p>
      <text:h text:style-name="Heading_20_3" text:outline-level="3"><text:span text:style-name="Source_20_Text">5. Lien vers application (Gallery)</text:span></text:h>
      <text:p text:style-name="P35"><text:span text:style-name="Source_20_Text"/></text:p>
      <text:p text:style-name="Preformatted_20_Text"><text:span text:style-name="Emphasis"><text:span text:style-name="T35">- </text:span></text:span><text:span text:style-name="Emphasis"><text:span text:style-name="T36">ajouter dans urls.py (dossier projet) (import include) :</text:span></text:span></text:p>
      <text:p text:style-name="Standard"><text:span text:style-name="Emphasis"/></text:p>
      <text:p text:style-name="Preformatted_20_Text"><text:span text:style-name="Emphasis">+ importer include</text:span></text:p>
      <text:p text:style-name="Preformatted_20_Text"><text:span text:style-name="Emphasis">+ inclure le fichier urls.py de gallery</text:span></text:p>
      <text:p text:style-name="P17"><text:span text:style-name="Emphasis"/></text:p>
      <text:p text:style-name="P16"><text:span text:style-name="Source_20_Text"><text:span text:style-name="T16">urlpatterns = [</text:span></text:span></text:p>
      <text:p text:style-name="P9">    <text:span text:style-name="T7">path('admin/', admin.site.urls),</text:span></text:p>
      <text:p text:style-name="P9">    <text:span text:style-name="T7">path('', views.home, name="home"),</text:span></text:p>
      <text:p text:style-name="P11">    <text:span text:style-name="T7">path('gallery/', include('gallery.urls')),</text:span></text:p>
      <text:p text:style-name="P2">]</text:p>
      <text:p text:style-name="P2"/>
      <text:p text:style-name="P7">- <text:span text:style-name="T38">créer un fichier template dans des sous dossiers → <text:s/>gallery/template/gallery/index.html</text:span></text:p>
      <text:p text:style-name="P2"/>
      <text:p text:style-name="P7">- <text:span text:style-name="T37">créer une fonction qui renvoie la vue dans views.py:</text:span></text:p>
      <text:p text:style-name="P2"/>
      <text:p text:style-name="P9"><text:span text:style-name="Source_20_Text"><text:span text:style-name="T12">from django.shortcuts import render.</text:span></text:span></text:p>
      <text:p text:style-name="P9"><text:span text:style-name="Source_20_Text"/></text:p>
      <text:p text:style-name="P2"><text:span text:style-name="Source_20_Text">def index(request):</text:span></text:p>
      <text:p text:style-name="P9"><text:span text:style-name="Source_20_Text">    </text:span><text:span text:style-name="Source_20_Text"><text:span text:style-name="T12">return render(request,'gallery/index.html')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/>
      <text:p text:style-name="P2"/>
      <text:p text:style-name="Preformatted_20_Text"><text:span text:style-name="Emphasis"><text:span text:style-name="T33">- </text:span></text:span><text:span text:style-name="Emphasis"><text:span text:style-name="T34">créer un urls.py dans le dossier de l’application (gallery) :</text:span></text:span></text:p>
      <text:p text:style-name="P2"/>
      <text:p text:style-name="Preformatted_20_Text">+ importer path</text:p>
      <text:p text:style-name="Preformatted_20_Text">+ importer views</text:p>
      <text:p text:style-name="Preformatted_20_Text">+ donner un nom à l’application pour les settings</text:p>
      <text:p text:style-name="Preformatted_20_Text">+ créer une fonction qui rend la vue</text:p>
      <text:p text:style-name="P2"/>
      <text:p text:style-name="P2">from django.urls import path</text:p>
      <text:p text:style-name="P9"><text:soft-page-break/></text:p>
      <text:p text:style-name="P2">from . import views </text:p>
      <text:p text:style-name="P9"/>
      <text:p text:style-name="P2">app_name="gallery"</text:p>
      <text:p text:style-name="P9"/>
      <text:p text:style-name="P2">urlpatterns = [</text:p>
      <text:p text:style-name="P9">    <text:span text:style-name="T7">path('', views.index, name="index"),</text:span></text:p>
      <text:p text:style-name="P2">]</text:p>
      <text:p text:style-name="P12"/>
      <text:p text:style-name="P2"/>
      <text:p text:style-name="P2"/>
      <text:h text:style-name="P60" text:outline-level="2">Créer des <text:span text:style-name="T39">références</text:span> de lien </text:h>
      <text:p text:style-name="P37"/>
      <text:p text:style-name="P3">&lt;p&gt; go to the &lt;a href="<text:span text:style-name="T26">{% url 'gallery:index' %}</text:span>"&gt;gallery&lt;/a&gt;</text:p>
      <text:p text:style-name="P37"/>
      <text:p text:style-name="Preformatted_20_Text"><text:span text:style-name="Source_20_Text">{% %} → balise pour les templates engines</text:span></text:p>
      <text:p text:style-name="Preformatted_20_Text"><text:span text:style-name="Source_20_Text"/></text:p>
      <text:p text:style-name="P49"><text:span text:style-name="Source_20_Text">g</text:span><text:span text:style-name="Source_20_Text"><text:span text:style-name="T40">allery:index → nomdelapp:le nom donné à la route dans urls.py</text:span></text:span></text:p>
      <text:p text:style-name="Preformatted_20_Text"><text:span text:style-name="Source_20_Text"/></text:p>
      <text:p text:style-name="P35"><text:span text:style-name="Source_20_Text"><text:span text:style-name="T14"/></text:span></text:p>
      <text:h text:style-name="P60" text:outline-level="2"><text:span text:style-name="Source_20_Text">Templates</text:span></text:h>
      <text:p text:style-name="Text_20_body"><text:span text:style-name="Source_20_Text"/></text:p>
      <text:h text:style-name="Heading_20_3" text:outline-level="3"><text:span text:style-name="Strong_20_Emphasis">- Créer un template de base : </text:span></text:h>
      <text:p text:style-name="Preformatted_20_Text"><text:span text:style-name="Source_20_Text"/></text:p>
      <text:p text:style-name="P14"><text:span text:style-name="Source_20_Text"><text:span text:style-name="T16">&lt;!DOCTYPE html&gt;</text:span></text:span></text:p>
      <text:p text:style-name="P2">&lt;html lang="en"&gt;</text:p>
      <text:p text:style-name="P2">&lt;head&gt;</text:p>
      <text:p text:style-name="P9">    <text:span text:style-name="T7">&lt;meta charset="UTF-8"&gt;</text:span></text:p>
      <text:p text:style-name="P9">    <text:span text:style-name="T7">&lt;meta name="viewport" content="width=device-width, initial-scale=1.0"&gt;</text:span></text:p>
      <text:p text:style-name="P9">    <text:span text:style-name="T7">&lt;meta http-equiv="X-UA-Compatible" content="ie=edge"&gt;</text:span></text:p>
      <text:p text:style-name="P9">    <text:span text:style-name="T7">&lt;title&gt;{</text:span><text:span text:style-name="T8">% block title %} InstaClone {% endblock %}</text:span><text:span text:style-name="T7">&lt;/title&gt;</text:span></text:p>
      <text:p text:style-name="P2">&lt;/head&gt;</text:p>
      <text:p text:style-name="P2">&lt;body&gt;</text:p>
      <text:p text:style-name="P9">    <text:span text:style-name="T7">&lt;h1&gt; InstaClone &lt;/h1&gt;</text:span></text:p>
      <text:p text:style-name="P9">    <text:span text:style-name="T7">&lt;div class="content"&gt;</text:span></text:p>
      <text:p text:style-name="P9"/>
      <text:p text:style-name="P11"><text:span text:style-name="T41">        </text:span><text:span text:style-name="T7">{% block content %}{% endblock %}</text:span></text:p>
      <text:p text:style-name="P9">        </text:p>
      <text:p text:style-name="P9">    <text:span text:style-name="T7">&lt;/div&gt;</text:span></text:p>
      <text:p text:style-name="P9"/>
      <text:p text:style-name="P2">&lt;footer&gt; </text:p>
      <text:p text:style-name="P9"/>
      <text:p text:style-name="P2">&amp;copy; Becode</text:p>
      <text:p text:style-name="P9"/>
      <text:p text:style-name="P2">&lt;/footer&gt;</text:p>
      <text:p text:style-name="P9">    </text:p>
      <text:p text:style-name="P2"><text:soft-page-break/>&lt;/body&gt;</text:p>
      <text:p text:style-name="P2">&lt;/html&gt;</text:p>
      <text:p text:style-name="P2"/>
      <text:h text:style-name="Heading_20_3" text:outline-level="3"><text:span text:style-name="Strong_20_Emphasis">- l’ajoutez dans les autres templates :</text:span> </text:h>
      <text:p text:style-name="Text_20_body"/>
      <text:p text:style-name="P14"><text:span text:style-name="Source_20_Text"><text:span text:style-name="T17">{% extends "base.html" %}</text:span></text:span></text:p>
      <text:p text:style-name="P9"/>
      <text:p text:style-name="P2"><text:span text:style-name="T26">{% block title %} </text:span>InstaClone | Image Gallery <text:span text:style-name="T26">{% endblock %}</text:span></text:p>
      <text:p text:style-name="P9"/>
      <text:p text:style-name="P6">{% block content %}</text:p>
      <text:p text:style-name="P2">&lt;ul&gt;</text:p>
      <text:p text:style-name="P9">  <text:span text:style-name="T7">{% for post in object_list %}</text:span></text:p>
      <text:p text:style-name="P9">    <text:span text:style-name="T7">&lt;h2&gt;{{ post.title }}&lt;/h2&gt;</text:span></text:p>
      <text:p text:style-name="P9">    <text:span text:style-name="T7">&lt;img src="{{ post.cover.url}}" alt="{{ post.title }}"&gt;</text:span></text:p>
      <text:p text:style-name="P9">  <text:span text:style-name="T7">{% endfor %}</text:span></text:p>
      <text:p text:style-name="P2">&lt;/ul&gt;</text:p>
      <text:p text:style-name="P9"/>
      <text:p text:style-name="P6">{% endblock %}</text:p>
      <text:p text:style-name="Preformatted_20_Text"><text:span text:style-name="Source_20_Text"><text:span text:style-name="T14"/></text:span></text:p>
      <text:p text:style-name="Preformatted_20_Text"><text:span text:style-name="Source_20_Text"><text:span text:style-name="T14"/></text:span></text:p>
      <text:p text:style-name="Preformatted_20_Text"><text:span text:style-name="Source_20_Text"><text:span text:style-name="T14"/></text:span></text:p>
      <text:p text:style-name="Preformatted_20_Text"><text:span text:style-name="Source_20_Text"><text:span text:style-name="T14"/></text:span></text:p>
      <text:h text:style-name="P61" text:outline-level="2"><text:span text:style-name="Source_20_Text"/></text:h>
      <text:h text:style-name="P61" text:outline-level="2"><text:span text:style-name="Source_20_Text"/></text:h>
      <text:h text:style-name="P61" text:outline-level="2"><text:span text:style-name="Source_20_Text">CSS </text:span><text:span text:style-name="Source_20_Text"><text:span text:style-name="T44">DESIGN</text:span></text:span></text:h>
      <text:h text:style-name="P61" text:outline-level="2"><text:span text:style-name="Source_20_Text"/></text:h>
      <text:p text:style-name="P23"><text:span text:style-name="Source_20_Text"/></text:p>
      <text:h text:style-name="P60" text:outline-level="2"><text:span text:style-name="Source_20_Text"><text:span text:style-name="T48">Partie ‘instagram’</text:span></text:span></text:h>
      <text:p text:style-name="P22"><text:span text:style-name="Source_20_Text"/></text:p>
      <text:h text:style-name="P63" text:outline-level="3"><text:span text:style-name="Source_20_Text"><text:span text:style-name="T45">Add media routes in settings.py</text:span></text:span></text:h>
      <text:p text:style-name="P38"><text:span text:style-name="Source_20_Text"/></text:p>
      <text:p text:style-name="P38"><text:span text:style-name="Source_20_Text">→</text:span><text:span text:style-name="Source_20_Text"><text:span text:style-name="T48"> pour pouvoir gérer les médias dans l’appli</text:span></text:span></text:p>
      <text:p text:style-name="P38"><text:span text:style-name="Source_20_Text"/></text:p>
      <text:p text:style-name="P21"><text:span text:style-name="Source_20_Text"><text:span text:style-name="T16">MEDIA_URL = '/media/'</text:span></text:span></text:p>
      <text:p text:style-name="P2">MEDIA_ROOT = os.path.join(BASE_DIR, 'media')</text:p>
      <text:p text:style-name="P2"/>
      <text:h text:style-name="Heading_20_2" text:outline-level="2"><text:soft-page-break/></text:h>
      <text:h text:style-name="Heading_20_2" text:outline-level="2">Créer le modèle dans models.py de l’application</text:h>
      <text:p text:style-name="P4"><text:span text:style-name="Source_20_Text"/></text:p>
      <text:p text:style-name="Preformatted_20_Text"><text:span text:style-name="Source_20_Text">from django.db import models</text:span></text:p>
      <text:p text:style-name="Preformatted_20_Text"/>
      <text:p text:style-name="Preformatted_20_Text"/>
      <text:p text:style-name="Preformatted_20_Text"><text:span text:style-name="Source_20_Text">class Post(models.Model):</text:span></text:p>
      <text:p text:style-name="Preformatted_20_Text"><text:span text:style-name="Source_20_Text"><text:s text:c="4"/>title = models.TextField()</text:span></text:p>
      <text:p text:style-name="Preformatted_20_Text"><text:span text:style-name="Source_20_Text"><text:s text:c="4"/>cover = models.ImageField(upload_to='images/')</text:span></text:p>
      <text:p text:style-name="Preformatted_20_Text"/>
      <text:p text:style-name="Preformatted_20_Text"><text:span text:style-name="Source_20_Text"><text:s text:c="4"/>def __str__(self):</text:span></text:p>
      <text:p text:style-name="P51"><text:span text:style-name="Source_20_Text"><text:s text:c="8"/>return self.title</text:span></text:p>
      <text:p text:style-name="P4"/>
      <text:p text:style-name="P38"><text:span text:style-name="Source_20_Text"/></text:p>
      <text:h text:style-name="Heading_20_2" text:outline-level="2"><text:span text:style-name="Source_20_Text"><text:span text:style-name="T46">Editer </text:span></text:span><text:span text:style-name="Source_20_Text">Admin.</text:span><text:span text:style-name="Source_20_Text"><text:span text:style-name="T46">py dans l’application :</text:span></text:span></text:h>
      <text:p text:style-name="Text_20_body"><text:span text:style-name="Source_20_Text"/></text:p>
      <text:p text:style-name="Text_20_body"><text:span text:style-name="Source_20_Text">→</text:span><text:span text:style-name="Source_20_Text"><text:span text:style-name="T47"> pour pouvoir ajouter des photos depuis d’admin </text:span></text:span></text:p>
      <text:p text:style-name="Text_20_body"><text:span text:style-name="Source_20_Text"/></text:p>
      <text:p text:style-name="Preformatted_20_Text"><text:span text:style-name="Source_20_Text">from django.contrib import admin</text:span></text:p>
      <text:p text:style-name="Preformatted_20_Text"/>
      <text:p text:style-name="Preformatted_20_Text"><text:span text:style-name="Source_20_Text">from .models import Post</text:span></text:p>
      <text:p text:style-name="Preformatted_20_Text"/>
      <text:p text:style-name="P51"><text:span text:style-name="Source_20_Text">admin.site.register(Post)</text:span></text:p>
      <text:p text:style-name="Text_20_body"><text:span text:style-name="Source_20_Text"/></text:p>
      <text:p text:style-name="Text_20_body"><text:span text:style-name="Source_20_Text"/></text:p>
      <text:h text:style-name="Heading_20_2" text:outline-level="2"><text:span text:style-name="Source_20_Text">Migration pour lier le modèle à postgresql: </text:span></text:h>
      <text:p text:style-name="Text_20_body"><text:span text:style-name="Source_20_Text"/></text:p>
      <text:p text:style-name="Text_20_body"><text:span text:style-name="Source_20_Text">./</text:span><text:span text:style-name="Source_20_Text"><text:span text:style-name="T49">manage.py makemigrations</text:span></text:span></text:p>
      <text:p text:style-name="Preformatted_20_Text"><text:span text:style-name="Source_20_Text">→</text:span><text:span text:style-name="Source_20_Text"><text:span text:style-name="T50"> </text:span></text:span><text:span text:style-name="Source_20_Text">(vérifier dans les migrations que tout est correct)</text:span></text:p>
      <text:p text:style-name="Preformatted_20_Text"><text:span text:style-name="Source_20_Text"/></text:p>
      <text:p text:style-name="P40"><text:span text:style-name="Source_20_Text">./</text:span><text:span text:style-name="Source_20_Text"><text:span text:style-name="T49">manage.py migrate</text:span></text:span></text:p>
      <text:p text:style-name="P40"><text:span text:style-name="Source_20_Text"/></text:p>
      <text:p text:style-name="P40"><text:span text:style-name="Source_20_Text"/></text:p>
      <text:p text:style-name="P40"><text:span text:style-name="Source_20_Text"/></text:p>
      <text:p text:style-name="P40"><text:span text:style-name="Source_20_Text"/></text:p>
      <text:p text:style-name="P40"><text:span text:style-name="Source_20_Text"/></text:p>
      <text:h text:style-name="Heading_20_2" text:outline-level="2"><text:bookmark text:name="urls"/><text:soft-page-break/><text:span text:style-name="Source_20_Text">URLs</text:span></text:h>
      <text:p text:style-name="Text_20_body"><text:span text:style-name="Source_20_Text"/></text:p>
      <text:h text:style-name="Heading_20_3" text:outline-level="3"><text:span text:style-name="Source_20_Text">→</text:span><text:span text:style-name="Source_20_Text"><text:span text:style-name="T51"> modifier les urls à la racine du projet</text:span></text:span></text:h>
      <text:p text:style-name="P41"><text:span text:style-name="Source_20_Text"><text:span text:style-name="T51">+ ajouter les modules settings, include, static</text:span></text:span></text:p>
      <text:p text:style-name="P42"><text:span text:style-name="Source_20_Text"><text:span text:style-name="T52">+ ajouter les settings en debug mode pour la gestion des fichiers statiques en développement</text:span></text:span></text:p>
      <text:p text:style-name="Preformatted_20_Text"><text:span text:style-name="Source_20_Text"/></text:p>
      <text:p text:style-name="Preformatted_20_Text"><text:span text:style-name="Source_20_Text">from django.contrib import admin</text:span></text:p>
      <text:p text:style-name="Preformatted_20_Text"><text:span text:style-name="Source_20_Text"><text:span text:style-name="T26">from django.conf import settings </text:span></text:span></text:p>
      <text:p text:style-name="Preformatted_20_Text"><text:span text:style-name="Source_20_Text">from django.urls import path, include</text:span></text:p>
      <text:p text:style-name="Preformatted_20_Text"><text:span text:style-name="Source_20_Text"><text:span text:style-name="T26">from django.conf.urls.static import static</text:span>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path('admin/', admin.site.urls),</text:span></text:p>
      <text:p text:style-name="Preformatted_20_Text"><text:span text:style-name="Source_20_Text"><text:s text:c="4"/>path('', include('</text:span><text:span text:style-name="Source_20_Text"><text:span text:style-name="T53">gallery</text:span></text:span><text:span text:style-name="Source_20_Text">.urls')), # new</text:span></text:p>
      <text:p text:style-name="Preformatted_20_Text"><text:span text:style-name="Source_20_Text">]</text:span></text:p>
      <text:p text:style-name="Preformatted_20_Text"/>
      <text:p text:style-name="Preformatted_20_Text"><text:span text:style-name="Source_20_Text"><text:span text:style-name="T26">if settings.DEBUG: # new</text:span></text:span></text:p>
      <text:p text:style-name="P51"><text:span text:style-name="Source_20_Text"><text:span text:style-name="T26"><text:s text:c="4"/>urlpatterns += static(settings.MEDIA_URL, document_root=settings.MEDIA_ROOT)</text:span></text:span></text:p>
      <text:p text:style-name="Text_20_body"><text:span text:style-name="Source_20_Text"><text:span text:style-name="T26"/></text:span></text:p>
      <text:h text:style-name="Heading_20_3" text:outline-level="3"><text:span text:style-name="Source_20_Text">→</text:span><text:span text:style-name="Source_20_Text"><text:span text:style-name="T54"> modifier les urls de l’application</text:span></text:span></text:h>
      <text:p text:style-name="Standard"><text:span text:style-name="Source_20_Text"><text:span text:style-name="T16">from django.urls import path</text:span></text:span></text:p>
      <text:p text:style-name="P2">from django.http import HttpResponse</text:p>
      <text:p text:style-name="P9"/>
      <text:p text:style-name="P2">from . import views</text:p>
      <text:p text:style-name="P9"/>
      <text:p text:style-name="P2">app_name="gallery"</text:p>
      <text:p text:style-name="P9"/>
      <text:p text:style-name="P2">urlpatterns = [</text:p>
      <text:p text:style-name="P9">    <text:span text:style-name="T7">path('', views.index.as_view(), name="index"),</text:span></text:p>
      <text:p text:style-name="P9">    <text:span text:style-name="T7">path('post/', views.CreatePostView.as_view(), name='add_post')</text:span></text:p>
      <text:p text:style-name="P2">]</text:p>
      <text:p text:style-name="P2"/>
      <text:p text:style-name="Preformatted_20_Text"><text:span text:style-name="Source_20_Text"><text:span text:style-name="T14"/></text:span></text:p>
      <text:p text:style-name="P43"><text:span text:style-name="Source_20_Text"><text:span text:style-name="T55">(le module est n’est plus une fonction mais une classe avec la méthode as_view())</text:span></text:span></text:p>
      <text:p text:style-name="Text_20_body"><text:span text:style-name="Source_20_Text"/></text:p>
      <text:h text:style-name="Heading_20_3" text:outline-level="3"><text:span text:style-name="Source_20_Text">→</text:span><text:span text:style-name="Source_20_Text"><text:span text:style-name="T56"> views.py de l’application:</text:span></text:span></text:h>
      <text:p text:style-name="Text_20_body"><text:span text:style-name="Source_20_Text"/></text:p>
      <text:p text:style-name="Standard"><text:span text:style-name="Source_20_Text"><text:span text:style-name="T43">from django.views import generic</text:span></text:span></text:p>
      <text:p text:style-name="P18"><text:span text:style-name="Source_20_Text">from .models import Post</text:span></text:p>
      <text:p text:style-name="P18"><text:span text:style-name="Source_20_Text"/></text:p>
      <text:p text:style-name="P20"><text:span text:style-name="Source_20_Text"/></text:p>
      <text:p text:style-name="P18"><text:span text:style-name="Source_20_Text">class index(generic.ListView):</text:span></text:p>
      <text:p text:style-name="P20"><text:span text:style-name="Source_20_Text">    </text:span><text:span text:style-name="Source_20_Text"><text:span text:style-name="T12">model = Post</text:span></text:span></text:p>
      <text:p text:style-name="P20"><text:soft-page-break/><text:span text:style-name="Source_20_Text">    </text:span><text:span text:style-name="Source_20_Text"><text:span text:style-name="T12">template_name="pages/index.html"</text:span></text:span></text:p>
      <text:p text:style-name="P18"/>
      <text:p text:style-name="P20"><text:span text:style-name="T7">→</text:span><text:span text:style-name="T9"> on importe le module generic, on les étend à d’autres classes pour montrer les photos (generic.ListView) dans une template donnée </text:span></text:p>
      <text:p text:style-name="P19"/>
      <text:h text:style-name="Heading_20_2" text:outline-level="2"><text:span text:style-name="Strong_20_Emphasis"/></text:h>
      <text:h text:style-name="P65" text:outline-level="3"><text:span text:style-name="Strong_20_Emphasis"><text:span text:style-name="T10">→</text:span></text:span><text:span text:style-name="Strong_20_Emphasis"><text:span text:style-name="T11"> création de la template index :</text:span></text:span></text:h>
      <text:p text:style-name="P58"><text:span text:style-name="Source_20_Text"><text:span text:style-name="T21">{% extends "pages/base.html" %}</text:span></text:span></text:p>
      <text:p text:style-name="P2"><text:span text:style-name="Source_20_Text">{% load static %}</text:span></text:p>
      <text:p text:style-name="P2"><text:span text:style-name="Source_20_Text">{% block title %} InstaClone | Image Gallery {% endblock %}</text:span></text:p>
      <text:p text:style-name="P9"><text:span text:style-name="Source_20_Text"/></text:p>
      <text:p text:style-name="P9"><text:span text:style-name="Source_20_Text"> </text:span><text:span text:style-name="Source_20_Text"><text:span text:style-name="T12">{% block addPhoto %}&lt;a class="photoAdd" href="{% url 'gallery:add_post'%}"&gt;&lt;img src="{% static '/img/addpic.png' %}"&gt;&lt;/a&gt;{% endblock %}</text:span></text:span></text:p>
      <text:p text:style-name="P9"><text:span text:style-name="Source_20_Text"/></text:p>
      <text:p text:style-name="P2"><text:span text:style-name="Source_20_Text">{% block content %}</text:span></text:p>
      <text:p text:style-name="P2"><text:span text:style-name="Source_20_Text">&lt;ul&gt;</text:span></text:p>
      <text:p text:style-name="P9"><text:span text:style-name="Source_20_Text"/></text:p>
      <text:p text:style-name="P9"><text:span text:style-name="Source_20_Text">  </text:span><text:span text:style-name="Source_20_Text"><text:span text:style-name="T12">{% for post in object_list %}</text:span></text:span></text:p>
      <text:p text:style-name="P9"><text:span text:style-name="Source_20_Text"/></text:p>
      <text:p text:style-name="P9"><text:span text:style-name="Source_20_Text">  </text:span><text:span text:style-name="Source_20_Text"><text:span text:style-name="T12">&lt;li&gt;</text:span></text:span></text:p>
      <text:p text:style-name="P9"><text:span text:style-name="Source_20_Text"/></text:p>
      <text:p text:style-name="P9"><text:span text:style-name="Source_20_Text">    </text:span><text:span text:style-name="Source_20_Text"><text:span text:style-name="T12">&lt;a href="#"&gt;</text:span></text:span></text:p>
      <text:p text:style-name="P9"><text:span text:style-name="Source_20_Text">    </text:span><text:span text:style-name="Source_20_Text"><text:span text:style-name="T12">&lt;img src="{{ post.cover.url}}" alt="{{ post.title }}"&gt;</text:span></text:span></text:p>
      <text:p text:style-name="P9"><text:span text:style-name="Source_20_Text">    </text:span><text:span text:style-name="Source_20_Text"><text:span text:style-name="T12">&lt;/a&gt;</text:span></text:span></text:p>
      <text:p text:style-name="P9"><text:span text:style-name="Source_20_Text"/></text:p>
      <text:p text:style-name="P9"><text:span text:style-name="Source_20_Text">    </text:span><text:span text:style-name="Source_20_Text"><text:span text:style-name="T12">&lt;h2&gt;{{ post.title }}&lt;/h2&gt;</text:span></text:span></text:p>
      <text:p text:style-name="P9"><text:span text:style-name="Source_20_Text"/></text:p>
      <text:p text:style-name="P9"><text:span text:style-name="Source_20_Text">  </text:span><text:span text:style-name="Source_20_Text"><text:span text:style-name="T12">&lt;/li&gt;</text:span></text:span></text:p>
      <text:p text:style-name="P9"><text:span text:style-name="Source_20_Text"/></text:p>
      <text:p text:style-name="P9"><text:span text:style-name="Source_20_Text">  </text:span><text:span text:style-name="Source_20_Text"><text:span text:style-name="T12">{% endfor %}</text:span></text:span></text:p>
      <text:p text:style-name="P2"><text:span text:style-name="Source_20_Text">&lt;/ul&gt;</text:span></text:p>
      <text:p text:style-name="P9"><text:span text:style-name="Source_20_Text"/></text:p>
      <text:p text:style-name="P2"><text:span text:style-name="Source_20_Text">{% endblock %}</text:span></text:p>
      <text:p text:style-name="P2"/>
      <text:h text:style-name="Heading_20_3" text:outline-level="3">→<text:span text:style-name="T57"> Pour pouvoir ajouter des photos. Views.py :</text:span></text:h>
      <text:p text:style-name="P2"/>
      <text:p text:style-name="P14"><text:span text:style-name="Source_20_Text"><text:span text:style-name="T43">from django.views import generic</text:span></text:span></text:p>
      <text:p text:style-name="P18"><text:span text:style-name="Source_20_Text">from django.urls import reverse_lazy </text:span></text:p>
      <text:p text:style-name="P18"><text:span text:style-name="Source_20_Text">from .forms import PostForm </text:span></text:p>
      <text:p text:style-name="P18"><text:span text:style-name="Source_20_Text">from .models import Post</text:span></text:p>
      <text:p text:style-name="P18"><text:span text:style-name="Source_20_Text"># Create your views here.</text:span></text:p>
      <text:p text:style-name="P20"><text:span text:style-name="Source_20_Text"/></text:p>
      <text:p text:style-name="P18"><text:span text:style-name="Source_20_Text">class index(generic.ListView):</text:span></text:p>
      <text:p text:style-name="P20"><text:span text:style-name="Source_20_Text">    </text:span><text:span text:style-name="Source_20_Text"><text:span text:style-name="T12">model = Post</text:span></text:span></text:p>
      <text:p text:style-name="P20"><text:span text:style-name="Source_20_Text">    </text:span><text:span text:style-name="Source_20_Text"><text:span text:style-name="T12">template_name="pages/index.html"</text:span></text:span></text:p>
      <text:p text:style-name="P20"><text:span text:style-name="Source_20_Text"/></text:p>
      <text:p text:style-name="P18"><text:soft-page-break/><text:span text:style-name="Source_20_Text">class CreatePostView(generic.CreateView): </text:span></text:p>
      <text:p text:style-name="P20"><text:span text:style-name="Source_20_Text">    </text:span><text:span text:style-name="Source_20_Text"><text:span text:style-name="T12">model = Post</text:span></text:span></text:p>
      <text:p text:style-name="P20"><text:span text:style-name="Source_20_Text">    </text:span><text:span text:style-name="Source_20_Text"><text:span text:style-name="T12">form_class = PostForm</text:span></text:span></text:p>
      <text:p text:style-name="P20"><text:span text:style-name="Source_20_Text">    </text:span><text:span text:style-name="Source_20_Text"><text:span text:style-name="T12">template_name = 'pages/post.html'</text:span></text:span></text:p>
      <text:p text:style-name="P20"><text:span text:style-name="Source_20_Text">    </text:span><text:span text:style-name="Source_20_Text"><text:span text:style-name="T12">success_url = reverse_lazy('gallery:index')</text:span></text:span></text:p>
      <text:p text:style-name="P50"><text:span text:style-name="Source_20_Text"/></text:p>
      <text:p text:style-name="P2"/>
      <text:p text:style-name="P2">→<text:span text:style-name="T57"> importer le module createView, reverse_lazy et postForm. Ensuite créer une classe qui s’étendera de la classe CreateView, aura comme model Post, utilise la form_class PostForm, se dirige vers pages/post.html comme template, et reviens vers gallery:index une fois que c’est posté. </text:span></text:p>
      <text:p text:style-name="P59"><text:span text:style-name="Strong_20_Emphasis"><text:span text:style-name="T18"/></text:span></text:p>
      <text:p text:style-name="P59"><text:span text:style-name="Strong_20_Emphasis"><text:span text:style-name="T18">→</text:span></text:span><text:span text:style-name="Strong_20_Emphasis"><text:span text:style-name="T19"> on crée la class PostForm dans forms.py :</text:span></text:span></text:p>
      <text:p text:style-name="P59"/>
      <text:p text:style-name="Standard"><text:span text:style-name="Source_20_Text"><text:span text:style-name="T22">from django import forms</text:span></text:span></text:p>
      <text:p text:style-name="P2"><text:span text:style-name="Source_20_Text">from .models import Post</text:span></text:p>
      <text:p text:style-name="P9"><text:span text:style-name="Source_20_Text"/></text:p>
      <text:p text:style-name="P2"><text:span text:style-name="Source_20_Text">class PostForm(forms.ModelForm):</text:span></text:p>
      <text:p text:style-name="P9"><text:span text:style-name="Source_20_Text"/></text:p>
      <text:p text:style-name="P9"><text:span text:style-name="Source_20_Text">    </text:span><text:span text:style-name="Source_20_Text"><text:span text:style-name="T12">class Meta:</text:span></text:span></text:p>
      <text:p text:style-name="P9"><text:span text:style-name="Source_20_Text">        </text:span><text:span text:style-name="Source_20_Text"><text:span text:style-name="T12">model = Post</text:span></text:span></text:p>
      <text:p text:style-name="P9"><text:span text:style-name="Source_20_Text">        </text:span><text:span text:style-name="Source_20_Text"><text:span text:style-name="T12">title = forms.CharField(max_length=100)</text:span></text:span></text:p>
      <text:p text:style-name="P9"><text:span text:style-name="Source_20_Text">        </text:span><text:span text:style-name="Source_20_Text"><text:span text:style-name="T12">fields = ['cover', 'title']</text:span></text:span></text:p>
      <text:p text:style-name="Preformatted_20_Text"><text:span text:style-name="Source_20_Text"><text:span text:style-name="T24"/></text:span></text:p>
      <text:p text:style-name="Preformatted_20_Text"><text:span text:style-name="Source_20_Text"><text:span text:style-name="T24"/></text:span></text:p>
      <text:h text:style-name="Heading_20_3" text:outline-level="3"><text:span text:style-name="Source_20_Text"><text:span text:style-name="T24">→</text:span></text:span><text:span text:style-name="Source_20_Text"><text:span text:style-name="T25"> on l’importe dans la template post.html :</text:span></text:span></text:h>
      <text:p text:style-name="Preformatted_20_Text"><text:span text:style-name="Source_20_Text"><text:span text:style-name="T25"/></text:span></text:p>
      <text:p text:style-name="Standard"><text:span text:style-name="Source_20_Text"><text:span text:style-name="T23">{% extends "pages/base.html" %}</text:span></text:span></text:p>
      <text:p text:style-name="P2"><text:span text:style-name="Source_20_Text">{% load static %}</text:span></text:p>
      <text:p text:style-name="P9"><text:span text:style-name="Source_20_Text"/></text:p>
      <text:p text:style-name="P2"><text:span text:style-name="Source_20_Text">{% block content %}</text:span></text:p>
      <text:p text:style-name="P9"><text:span text:style-name="Source_20_Text"/></text:p>
      <text:p text:style-name="P2"><text:span text:style-name="Source_20_Text">&lt;form method="post" enctype="multipart/form-data"&gt;</text:span></text:p>
      <text:p text:style-name="P2"><text:span text:style-name="Source_20_Text">&lt;h1&gt; Ajoute une photo &lt;/h1&gt;</text:span></text:p>
      <text:p text:style-name="P9"><text:span text:style-name="Source_20_Text">  </text:span><text:span text:style-name="Source_20_Text"><text:span text:style-name="T12">{% csrf_token %}</text:span></text:span></text:p>
      <text:p text:style-name="P9"><text:span text:style-name="Source_20_Text">  </text:span><text:span text:style-name="Source_20_Text"><text:span text:style-name="T12">{{ form.as_p }}</text:span></text:span></text:p>
      <text:p text:style-name="P9"><text:span text:style-name="Source_20_Text">  </text:span><text:span text:style-name="Source_20_Text"><text:span text:style-name="T12">&lt;button type="submit"&gt;OK&lt;/button&gt;</text:span></text:span></text:p>
      <text:p text:style-name="P2"><text:span text:style-name="Source_20_Text">&lt;/form&gt;</text:span></text:p>
      <text:p text:style-name="P9"><text:span text:style-name="Source_20_Text"/></text:p>
      <text:p text:style-name="P2"><text:span text:style-name="Source_20_Text">{% endblock %}</text:span></text:p>
      <text:p text:style-name="Preformatted_20_Text"><text:span text:style-name="Source_20_Text"><text:span text:style-name="T25"/></text:span></text:p>
      <text:h text:style-name="P64" text:outline-level="3"/>
      <text:p text:style-name="P5"/>
      <text:p text:style-name="P19"/>
      <text:p text:style-name="Text_20_body"><text:span text:style-name="Source_20_Text"><text:span text:style-name="T42"/></text:span></text:p>
      <text:p text:style-name="Text_20_body"><text:soft-page-break/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Text_20_body"><text:span text:style-name="Source_20_Text"/></text:p>
      <text:p text:style-name="P39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start" style:justify-single-word="false"/>
      <style:text-properties officeooo:rsid="000a8f4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51:41.493577394</meta:creation-date>
    <dc:date>2019-10-09T14:03:51.073827396</dc:date>
    <meta:editing-duration>PT12H50M57S</meta:editing-duration>
    <meta:editing-cycles>122</meta:editing-cycles>
    <meta:generator>LibreOffice/6.0.7.3$Linux_X86_64 LibreOffice_project/00m0$Build-3</meta:generator>
    <meta:document-statistic meta:table-count="0" meta:image-count="0" meta:object-count="0" meta:page-count="12" meta:paragraph-count="258" meta:word-count="1095" meta:character-count="8274" meta:non-whitespace-character-count="7066"/>
  </office:meta>
</office:document-meta>
</file>